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${1 + 1}" text:name="expression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${1 + 1}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08-04T08:35:52</dc:date>
    <dc:language>en-US</dc:language>
    <meta:editing-cycles>8</meta:editing-cycles>
    <meta:editing-duration>PT38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2" meta:character-count="78"/>
  </office:meta>
</office:document-meta>
</file>